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ormationskodierung:</text:p>
      <text:p text:style-name="P2"/>
      <text:p text:style-name="P4">DCT:</text:p>
      <text:p text:style-name="P5"><text:tab/>-Von jeweils 8x8 Blöcken nur auf die so und so viel wichtigsten pixel reduzieren</text:p>
      <text:p text:style-name="P5"><text:tab/>-Fast DCT gibt’s</text:p>
      <text:p text:style-name="P4">KLT:</text:p>
      <text:p text:style-name="P5"><text:tab/>karhunen loeve Trans oder so</text:p>
      <text:p text:style-name="P5"><text:tab/>-falls man im ding unten nich um 45 grad dreht</text:p>
      <text:p text:style-name="P5"><text:tab/>-kack komplwx und viel zu viel zum rechnen</text:p>
      <text:p text:style-name="P5"/>
      <text:p text:style-name="P5">Anfang:</text:p>
      <text:p text:style-name="P5"><text:tab/>-Intensität von Pixeln an geraden positionen und ungeraden Positionen in 2D Histogramm <text:tab/>gemapt (immer die beiden benachbarten zusammen)</text:p>
      <text:p text:style-name="P5"><text:tab/><text:tab/>→ Alles liegt in der nähe von winkelhalbierenden</text:p>
      <text:p text:style-name="P5"><text:tab/><text:tab/>→ um 45 grad drehen</text:p>
      <text:p text:style-name="P5"><text:tab/><text:tab/>→ auf achsen projezieren → neue histogramme</text:p>
      <text:p text:style-name="P3"><text:tab/><text:tab/>→ für eine hälfte daten gespart?!</text:p>
      <text:p text:style-name="P3"/>
      <text:p text:style-name="P2">Wavelet:</text:p>
      <text:p text:style-name="P2"><text:span text:style-name="T1"><text:tab/>-Keine Blockartefakte weil keine Blöcke</text:span></text:p>
      <text:p text:style-name="P2"><text:span text:style-name="T1"><text:tab/>-2 extreme:</text:span></text:p>
      <text:p text:style-name="P2"><text:span text:style-name="T1"><text:tab/><text:tab/>DCT: man weiß welche frequenzen aber nicht automatisch wo</text:span></text:p>
      <text:p text:style-name="P2"><text:span text:style-name="T1"><text:tab/><text:tab/>sonst: nichts über frequenzen aber direkt wo farbe</text:span></text:p>
      <text:p text:style-name="P2"><text:span text:style-name="T1"><text:tab/><text:tab/>genauere örtliche bestimmung → ungenauere frequenzen</text:span></text:p>
      <text:p text:style-name="P2"><text:span text:style-name="T1"><text:tab/><text:tab/>genauere Frequenzen → ungenauere örtliche Bestimmung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2:38:49.94</meta:creation-date>
    <dc:date>2014-05-20T13:39:08.22</dc:date>
    <meta:editing-duration>PT1H57M59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21" meta:word-count="125" meta:character-count="823"/>
  </office:meta>
</office:document-meta>
</file>